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A90000371F0000176DE2F33E08.svm"/>
  <manifest:file-entry manifest:media-type="" manifest:full-path="Pictures/2000024D0000371F0000176DF578CD7E.svm"/>
  <manifest:file-entry manifest:media-type="" manifest:full-path="Pictures/200002FB0000371F0000176DEF1F7B6E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cmsy10" svg:font-family="cmsy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text-properties style:text-position="0% 100%" style:font-name="DejaVu Sans" fo:font-size="12pt" fo:language="sv" fo:country="SE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5" style:family="paragraph" style:parent-style-name="Standard">
      <style:text-properties style:text-position="0% 100%" style:font-name="DejaVu Sans1" fo:font-size="12pt" fo:language="sv" fo:country="SE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6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7" style:family="paragraph" style:parent-style-name="Standard">
      <style:text-properties style:font-name="DejaVu Sans1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8" style:family="paragraph" style:parent-style-name="Standard">
      <style:text-properties style:font-name="DejaVu Sans1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" style:family="paragraph" style:parent-style-name="Standard">
      <style:text-properties style:text-position="0% 100%" style:font-name="DejaVu Sans" fo:font-size="12pt" fo:language="sv" fo:country="SE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0" style:family="paragraph" style:parent-style-name="Standard">
      <style:text-properties style:text-position="0% 100%" style:font-name="DejaVu Sans" fo:font-size="12pt" fo:language="sv" fo:country="SE" fo:font-style="normal" fo:font-weight="normal" style:font-name-asian="Courier New" style:font-size-asian="12pt" style:language-asian="zxx" style:country-asian="none" style:font-style-asian="normal" style:font-weight-asian="normal" style:font-name-complex="Courier New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2" style:family="paragraph" style:parent-style-name="Standard">
      <style:text-properties style:text-position="0% 100%" style:font-name="DejaVu Sans" fo:font-size="12pt" fo:language="sv" fo:country="SE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3" style:family="paragraph" style:parent-style-name="Standard">
      <style:text-properties style:text-position="0% 100%" style:font-name="DejaVu Sans1" fo:font-size="12pt" fo:language="sv" fo:country="SE" fo:font-style="normal" fo:font-weight="normal" style:font-name-asian="Courier New" style:font-size-asian="12pt" style:language-asian="zxx" style:country-asian="none" style:font-style-asian="normal" style:font-weight-asian="normal" style:font-name-complex="Courier New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5" style:family="paragraph" style:parent-style-name="Standard">
      <style:paragraph-properties fo:break-before="page"/>
      <style:text-properties style:font-name="DejaVu Sans1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 fo:language="sv" fo:country="S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 fo:language="sv" fo:country="SE" style:text-underline-style="none"/>
    </style:style>
    <style:style style:name="T4" style:family="text">
      <style:text-properties style:text-position="0% 100%" fo:language="sv" fo:country="SE" style:text-underline-style="none" style:font-name-asian="Courier New" style:font-name-complex="Courier New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-asian="Courier New" style:font-name-complex="Courier New"/>
    </style:style>
    <style:style style:name="T8" style:family="text">
      <style:text-properties fo:language="sv" fo:country="SE" style:font-name-asian="Courier New" style:font-name-complex="Courier New"/>
    </style:style>
    <style:style style:name="T9" style:family="text">
      <style:text-properties style:font-name="DejaVu Sans1" style:font-name-asian="Courier New" style:font-name-complex="Courier New"/>
    </style:style>
    <style:style style:name="T10" style:family="text">
      <style:text-properties style:text-position="super 58%" style:font-name-asian="Courier New" style:font-name-complex="Courier New"/>
    </style:style>
    <style:style style:name="T11" style:family="text">
      <style:text-properties style:font-name="cmsy10" fo:font-size="14pt" style:font-name-asian="Courier New" style:font-size-asian="14pt" style:font-name-complex="Courier New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serieutveckling:</text:p>
      <text:p text:style-name="P1"/>
      <text:p text:style-name="P1">ƒ(t) är definierad och styckvis kontinuerlig i intervallet ]d; d+T[.</text:p>
      <text:p text:style-name="P1"/>
      <text:p text:style-name="P1"><draw:frame draw:style-name="fr2" draw:name="Object1" text:anchor-type="as-char" svg:width="10.266cm" svg:height="1.26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<draw:frame draw:style-name="fr2" draw:name="Object2" text:anchor-type="as-char" svg:width="3.932cm" svg:height="1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tab/><draw:frame draw:style-name="fr2" draw:name="Object3" text:anchor-type="as-char" svg:width="6.188cm" svg:height="1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tab/><draw:frame draw:style-name="fr2" draw:name="Object4" text:anchor-type="as-char" svg:width="6.091cm" svg:height="1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ƒ sägs har den fundamentala perioden T om det finns ett minsta tal, T,</text:p>
      <text:p text:style-name="P1">så att ƒ(t + T) = ƒ(t) för alla reella t.</text:p>
      <text:p text:style-name="P1"/>
      <text:p text:style-name="P1">ƒ:s grundfrekvens Φ = 1/T. Grundfrekvensen talar om hur många perioder (grundsvängningar) som förlöper per tidsenhet.</text:p>
      <text:p text:style-name="P1"/>
      <text:p text:style-name="P1">Grundvinkelfrekvensen Ω = 2πΦ = 2π/T.</text:p>
      <text:p text:style-name="P1"/>
      <text:p text:style-name="P1">Koefficienterna a(n) och b(n) talar om hur mycket vi har av vinkelfrekvensen</text:p>
      <text:p text:style-name="P1">ω<text:span text:style-name="T1">n</text:span> = nΩ.</text:p>
      <text:p text:style-name="P1"/>
      <text:p text:style-name="P1"><draw:frame draw:style-name="fr2" draw:name="Object7" text:anchor-type="as-char" svg:width="8.23cm" svg:height="1.095cm" draw:z-index="18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a och b kallas Fourierkoefficienter.</text:p>
      <text:p text:style-name="P3"/>
      <text:p text:style-name="P3"/>
      <text:p text:style-name="P3"/>
      <text:p text:style-name="P14"><draw:frame draw:style-name="fr2" draw:name="Object5" text:anchor-type="as-char" svg:width="3.057cm" svg:height="1.101cm" draw:z-index="4"><draw:object xlink:href="./Object 5" xlink:type="simple" xlink:show="embed" xlink:actuate="onLoad"/><draw:image xlink:href="./ObjectReplacements/Object 5" xlink:type="simple" xlink:show="embed" xlink:actuate="onLoad"/></draw:frame><text:tab/><draw:frame draw:style-name="fr2" draw:name="Object6" text:anchor-type="as-char" svg:width="3.163cm" svg:height="1.10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Detta kan används för att skriva om</text:p>
      <text:p text:style-name="P3"/>
      <text:p text:style-name="P3"><text:tab/><draw:frame draw:style-name="fr2" draw:name="Object8" text:anchor-type="as-char" svg:width="4.957cm" svg:height="0.49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till</text:p>
      <text:p text:style-name="P3"/>
      <text:p text:style-name="P3"><text:tab/><draw:frame draw:style-name="fr2" draw:name="Object9" text:anchor-type="as-char" svg:width="7.818cm" svg:height="1.212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<text:tab/><draw:frame draw:style-name="fr3" draw:name="Object10" text:anchor-type="as-char" svg:y="-1.923cm" svg:width="8.04cm" svg:height="1.15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Sätt:</text:p>
      <text:p text:style-name="P3"/>
      <text:p text:style-name="P3"><text:tab/><draw:frame draw:style-name="fr3" draw:name="Object12" text:anchor-type="as-char" svg:y="-0.868cm" svg:width="3.979cm" svg:height="1.055cm" draw:z-index="30"><draw:object xlink:href="./Object 12" xlink:type="simple" xlink:show="embed" xlink:actuate="onLoad"/><draw:image xlink:href="./ObjectReplacements/Object 12" xlink:type="simple" xlink:show="embed" xlink:actuate="onLoad"/></draw:frame>, n ∈ ℤ<text:span text:style-name="T1">+</text:span></text:p>
      <text:p text:style-name="P3"/>
      <text:p text:style-name="P3"><text:tab/><draw:frame draw:style-name="fr3" draw:name="Object11" text:anchor-type="as-char" svg:y="-0.854cm" svg:width="2.335cm" svg:height="1.055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Du kan vi skriva om</text:p>
      <text:p text:style-name="P3"/>
      <text:p text:style-name="P3"><text:tab/><draw:frame draw:style-name="fr2" draw:name="Object13" text:anchor-type="as-char" svg:width="11.06cm" svg:height="1.274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p text:style-name="P3">till</text:p>
      <text:p text:style-name="P3"/>
      <text:p text:style-name="P3"><text:tab/><draw:frame draw:style-name="fr2" draw:name="Object14" text:anchor-type="as-char" svg:width="10.382cm" svg:height="1.002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/>
      <text:p text:style-name="P3">Notera att</text:p>
      <text:p text:style-name="P3"/>
      <text:p text:style-name="P3"><text:tab/><draw:frame draw:style-name="fr3" draw:name="Object15" text:anchor-type="as-char" svg:y="-0.868cm" svg:width="14.573cm" svg:height="1.531cm" draw:z-index="15"><draw:object xlink:href="./Object 15" xlink:type="simple" xlink:show="embed" xlink:actuate="onLoad"/><draw:image xlink:href="./ObjectReplacements/Object 15" xlink:type="simple" xlink:show="embed" xlink:actuate="onLoad"/></draw:frame>,</text:p>
      <text:p text:style-name="P3"/>
      <text:p text:style-name="P3"><text:tab/><draw:frame draw:style-name="fr3" draw:name="Object18" text:anchor-type="as-char" svg:y="-0.868cm" svg:width="11.922cm" svg:height="1.531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3"><text:tab/><draw:frame draw:style-name="fr3" draw:name="Object17" text:anchor-type="as-char" svg:y="-0.868cm" svg:width="8.229cm" svg:height="1.531cm" draw:z-index="29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><text:soft-page-break/>samt att</text:p>
      <text:p text:style-name="P3"/>
      <text:p text:style-name="P3"><text:tab/><draw:frame draw:style-name="fr3" draw:name="Object19" text:anchor-type="as-char" svg:y="-0.868cm" svg:width="8.834cm" svg:height="1.531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3"/>
      <text:p text:style-name="P3">Detta innebär att</text:p>
      <text:p text:style-name="P3"/>
      <text:p text:style-name="P3"><text:tab/><draw:frame draw:style-name="fr3" draw:name="Object20" text:anchor-type="as-char" svg:y="-0.815cm" svg:width="5.151cm" svg:height="1.531cm" draw:z-index="19"><draw:object xlink:href="./Object 20" xlink:type="simple" xlink:show="embed" xlink:actuate="onLoad"/><draw:image xlink:href="./ObjectReplacements/Object 20" xlink:type="simple" xlink:show="embed" xlink:actuate="onLoad"/></draw:frame>för alla heltal m.</text:p>
      <text:p text:style-name="P3"/>
      <text:p text:style-name="P3"/>
      <text:p text:style-name="P3">Alltså:</text:p>
      <text:p text:style-name="P3"/>
      <text:p text:style-name="P3"><text:tab/><draw:frame draw:style-name="fr3" draw:name="Object21" text:anchor-type="as-char" svg:y="-0.596cm" svg:width="3.792cm" svg:height="1.002cm" draw:z-index="23"><draw:object xlink:href="./Object 21" xlink:type="simple" xlink:show="embed" xlink:actuate="onLoad"/><draw:image xlink:href="./ObjectReplacements/Object 21" xlink:type="simple" xlink:show="embed" xlink:actuate="onLoad"/></draw:frame>där<draw:frame draw:style-name="fr3" draw:name="Object22" text:anchor-type="as-char" svg:y="-0.815cm" svg:width="4.921cm" svg:height="1.531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><text:tab/>eller</text:p>
      <text:p text:style-name="P3"/>
      <text:p text:style-name="P3"><text:tab/><draw:frame draw:style-name="fr3" draw:name="Object26" text:anchor-type="as-char" svg:y="-0.808cm" svg:width="7.758cm" svg:height="1.683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3"/>
      <text:p text:style-name="P3"/>
      <text:p text:style-name="P3"/>
      <text:p text:style-name="P3"/>
      <text:p text:style-name="P3">Vi kan beteckna den T-periodiska tillförordningen (=funktionen) ℱ<text:span text:style-name="T1">T</text:span>, som ger</text:p>
      <text:p text:style-name="P3"/>
      <text:p text:style-name="P3"><text:tab/><draw:frame draw:style-name="fr3" draw:name="Object23" text:anchor-type="as-char" svg:y="-0.808cm" svg:width="3.007cm" svg:height="0.563cm" draw:z-index="26"><draw:object xlink:href="./Object 23" xlink:type="simple" xlink:show="embed" xlink:actuate="onLoad"/><draw:image xlink:href="./ObjectReplacements/Object 23" xlink:type="simple" xlink:show="embed" xlink:actuate="onLoad"/></draw:frame></text:p>
      <text:p text:style-name="P3"/>
      <text:p text:style-name="P3">Vi kan även beteckna inversen:</text:p>
      <text:p text:style-name="P3"/>
      <text:p text:style-name="P3"><text:tab/><draw:frame draw:style-name="fr3" draw:name="Object24" text:anchor-type="as-char" svg:y="-0.808cm" svg:width="3.17cm" svg:height="0.616cm" draw:z-index="27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3"/>
      <text:p text:style-name="P3">Korrespondansen kan skrivas:</text:p>
      <text:p text:style-name="P3"/>
      <text:p text:style-name="P3"><text:tab/><draw:frame draw:style-name="fr3" draw:name="Object25" text:anchor-type="as-char" svg:y="-0.808cm" svg:width="2.51cm" svg:height="1.586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3"/>
      <text:p text:style-name="P3"/>
      <text:p text:style-name="P14">Endast periodiska funktioner kan skrivs som Fourierserier, om man vill skriva om en operiodisk funktion på intervallet ]–∞; ∞[ måste man instället använda</text:p>
      <text:p text:style-name="P3">en Fourierintegral:</text:p>
      <text:p text:style-name="P3"/>
      <text:p text:style-name="P3"/>
      <text:p text:style-name="P3"><draw:frame draw:style-name="fr3" draw:name="Object27" text:anchor-type="as-char" svg:y="-0.808cm" svg:width="5.043cm" svg:height="1.323cm" draw:z-index="11"><draw:object xlink:href="./Object 27" xlink:type="simple" xlink:show="embed" xlink:actuate="onLoad"/><draw:image xlink:href="./ObjectReplacements/Object 27" xlink:type="simple" xlink:show="embed" xlink:actuate="onLoad"/></draw:frame>(Fourierintegral av ƒ)</text:p>
      <text:p text:style-name="P3"/>
      <text:p text:style-name="P3">där</text:p>
      <text:p text:style-name="P3"/>
      <text:p text:style-name="P6"><text:span text:style-name="T2"><draw:frame draw:style-name="fr3" draw:name="Object28" text:anchor-type="as-char" svg:y="-0.808cm" svg:width="4.29cm" svg:height="1.323cm" draw:z-index="20"><draw:object xlink:href="./Object 28" xlink:type="simple" xlink:show="embed" xlink:actuate="onLoad"/><draw:image xlink:href="./ObjectReplacements/Object 28" xlink:type="simple" xlink:show="embed" xlink:actuate="onLoad"/></draw:frame></text:span><text:span text:style-name="T2">(Fouriertransform av ƒ)</text:span></text:p>
      <text:p text:style-name="P3"/>
      <text:p text:style-name="P3"/>
      <text:p text:style-name="P3">Mnemonik:</text:p>
      <text:p text:style-name="P3"><text:tab/>En <text:span text:style-name="T6">integral</text:span> är en summa av en <text:span text:style-name="T6">serie</text:span> med infinitesimala steg.</text:p>
      <text:p text:style-name="P3"/>
      <text:p text:style-name="P3"/>
      <text:p text:style-name="P3"/>
      <text:p text:style-name="P3"/>
      <text:p text:style-name="P3">Frekvensspektrat<draw:frame draw:style-name="fr2" draw:name="Object16" text:anchor-type="as-char" svg:width="2.693cm" svg:height="0.631cm" draw:z-index="31"><draw:object xlink:href="./Object 16" xlink:type="simple" xlink:show="embed" xlink:actuate="onLoad"/><draw:image xlink:href="./ObjectReplacements/Object 16" xlink:type="simple" xlink:show="embed" xlink:actuate="onLoad"/></draw:frame>.</text:p>
      <text:p text:style-name="P3"/>
      <text:p text:style-name="P3">En signal (funktion) som bara har frekvenser inom ett begränsat</text:p>
      <text:p text:style-name="P3">intervall sägs vara bandbegränsad.</text:p>
      <text:p text:style-name="P3"/>
      <text:p text:style-name="P3"><draw:frame draw:style-name="fr3" draw:name="Object29" text:anchor-type="as-char" svg:y="-0.489cm" svg:width="2.693cm" svg:height="0.631cm" draw:z-index="32"><draw:object xlink:href="./Object 29" xlink:type="simple" xlink:show="embed" xlink:actuate="onLoad"/><draw:image xlink:href="./ObjectReplacements/Object 29" xlink:type="simple" xlink:show="embed" xlink:actuate="onLoad"/></draw:frame>är ett mått på “hur mycket” av av frekvensen ω som förekommer i signalen ƒ(t).</text:p>
      <text:p text:style-name="P3"/>
      <text:p text:style-name="P3"/>
      <text:p text:style-name="P5"/>
      <text:p text:style-name="P5"/>
      <text:p text:style-name="P5"/>
      <text:p text:style-name="P5"/>
      <text:p text:style-name="P7"><text:span text:style-name="T3">F(ω) kan betäkna </text:span><text:span text:style-name="T7">ℱ(ƒ(t))(</text:span><text:span text:style-name="T8">ω</text:span><text:span text:style-name="T7">), på samma sätt kan</text:span></text:p>
      <text:p text:style-name="P7"><text:span text:style-name="T4">G(ω) betäkna </text:span><text:span text:style-name="T7">ℱ(g(t))(</text:span><text:span text:style-name="T8">ω</text:span><text:span text:style-name="T7">), och så vidare.</text:span></text:p>
      <text:p text:style-name="P8"/>
      <text:p text:style-name="P8"/>
      <text:p text:style-name="P8"/>
      <text:p text:style-name="P8"/>
      <text:p text:style-name="P8"/>
      <text:p text:style-name="P8">Daulitet, linjäritet samt derivering och transformering</text:p>
      <text:p text:style-name="P8">(inte kopplat till varandra) tas upp; detta är sammafattat</text:p>
      <text:p text:style-name="P8">på sida 2 i modulsammafattning 3 del 2.</text:p>
      <text:p text:style-name="P8"/>
      <text:p text:style-name="P7"><text:span text:style-name="T7">Även inverstransformen, <text:s/>ℱ</text:span><text:span text:style-name="T10">–1</text:span><text:span text:style-name="T7">, är linjär.</text:span></text:p>
      <text:p text:style-name="P8"/>
      <text:p text:style-name="P8"/>
      <text:p text:style-name="P15">Skalnings egenskap hos FT:</text:p>
      <text:p text:style-name="P8"/>
      <text:p text:style-name="P7"><text:span text:style-name="T7"><text:tab/>Om ƒ(t) har har FT:en</text:span><text:span text:style-name="T7"><draw:frame draw:style-name="fr2" draw:name="Object30" text:anchor-type="as-char" svg:width="1.12cm" svg:height="0.572cm" draw:z-index="33"><draw:object xlink:href="./Object 30" xlink:type="simple" xlink:show="embed" xlink:actuate="onLoad"/><draw:image xlink:href="./ObjectReplacements/Object 30" xlink:type="simple" xlink:show="embed" xlink:actuate="onLoad"/></draw:frame></text:span><text:span text:style-name="T7">och a ≠ 0 är en reell konstant sådan att</text:span></text:p>
      <text:p text:style-name="P8"><text:tab/>ℱ(ƒ(at)) existerar så är:</text:p>
      <text:p text:style-name="P8"/>
      <text:p text:style-name="P7"><text:span text:style-name="T7"><text:tab/><text:tab/></text:span><text:span text:style-name="T7"><draw:frame draw:style-name="fr2" draw:name="Object31" text:anchor-type="as-char" svg:width="4.45cm" svg:height="1.148cm" draw:z-index="34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8"/>
      <text:p text:style-name="P8"/>
      <text:p text:style-name="P8"/>
      <text:p text:style-name="P4">signum ±α = sign ±α = <text:span text:style-name="T5">sgn</text:span> ±α = ±1,<text:tab/>α &gt; 0</text:p>
      <text:p text:style-name="P9">signum 0 = 0,<text:tab/>Bör dock oftast i matematisken hanteras som odefinerat!!</text:p>
      <text:p text:style-name="P9"/>
      <text:p text:style-name="P9"/>
      <text:p text:style-name="P9"/>
      <text:p text:style-name="P9"/>
      <text:p text:style-name="P9"/>
      <text:p text:style-name="P9"/>
      <text:p text:style-name="P9">Heavisidefunktionen:</text:p>
      <text:p text:style-name="P9"/>
      <text:p text:style-name="P9"><text:tab/>Egen kallad “Unit step function”.</text:p>
      <text:p text:style-name="P9"/>
      <text:p text:style-name="P1"><text:tab/><draw:frame draw:style-name="fr2" draw:name="Object32" text:anchor-type="as-char" svg:width="3.304cm" svg:height="1.168cm" draw:z-index="22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draw:frame draw:style-name="fr1" draw:name="graphics3" text:anchor-type="paragraph" svg:width="14.111cm" svg:height="5.997cm" draw:z-index="6"><draw:image xlink:href="Pictures/2000024D0000371F0000176DF578CD7E.svm" xlink:type="simple" xlink:show="embed" xlink:actuate="onLoad"/></draw:frame></text:p>
      <text:p text:style-name="P1"><text:tab/>U(t – a), a &gt; 0</text:p>
      <text:p text:style-name="P1"><draw:frame draw:style-name="fr1" draw:name="graphics4" text:anchor-type="paragraph" svg:width="14.111cm" svg:height="5.997cm" draw:z-index="12"><draw:image xlink:href="Pictures/200002FB0000371F0000176DEF1F7B6E.svm" xlink:type="simple" xlink:show="embed" xlink:actuate="onLoad"/></draw:frame></text:p>
      <text:p text:style-name="P1"><text:soft-page-break/><text:tab/>U(t + a) – U(t – a)</text:p>
      <text:p text:style-name="P9"><draw:frame draw:style-name="fr1" draw:name="graphics2" text:anchor-type="paragraph" svg:width="14.111cm" svg:height="5.997cm" draw:z-index="21"><draw:image xlink:href="Pictures/200003A90000371F0000176DE2F33E08.svm" xlink:type="simple" xlink:show="embed" xlink:actuate="onLoad"/></draw:frame><text:tab/></text:p>
      <text:p text:style-name="P9"/>
      <text:p text:style-name="P1"><text:span text:style-name="T7"><text:tab/></text:span>|t| = t U(t) + (–t) U(-t)</text:p>
      <text:p text:style-name="P9"/>
      <text:p text:style-name="P9"/>
      <text:p text:style-name="P9"><text:tab/>Använda beteckningar:</text:p>
      <text:p text:style-name="P9"/>
      <text:p text:style-name="P9"><text:tab/><text:tab/>U(t)</text:p>
      <text:p text:style-name="P9"><text:tab/><text:tab/>H(t)</text:p>
      <text:p text:style-name="P9"><text:tab/><text:tab/>Θ(t)</text:p>
      <text:p text:style-name="P9"><text:tab/><text:tab/>men framför allt</text:p>
      <text:p text:style-name="P1"><text:span text:style-name="T7"><text:tab/><text:tab/></text:span><text:span text:style-name="T11">U</text:span><text:span text:style-name="T9">(t</text:span><text:span text:style-name="T7">), vilket jag inte använder på grund av tekniska svårigheter.</text:span></text:p>
      <text:p text:style-name="P10"/>
      <text:p text:style-name="P10"/>
      <text:p text:style-name="P2"><text:span text:style-name="T7">Dirac-pulser finns sammanfattat på sida 4</text:span><text:span text:style-name="T9"> i modulsammafattning 3 del 2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cmsy10" svg:font-family="cmsy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20H31M20S</meta:editing-duration>
    <meta:editing-cycles>94</meta:editing-cycles>
    <meta:generator>OpenOffice.org/3.1$Win32 OpenOffice.org_project/310m19$Build-9420</meta:generator>
    <dc:date>2010-10-16T22:36:25.44</dc:date>
    <dc:creator>Mattias </dc:creator>
    <meta:document-statistic meta:table-count="0" meta:image-count="3" meta:object-count="32" meta:page-count="6" meta:paragraph-count="82" meta:word-count="359" meta:character-count="21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row>
          <math:mfrac>
            <math:mrow>
              <math:mi math:fontstyle="normal">a</math:mi>
              <math:mrow>
                <math:mo math:stretchy="false">(</math:mo>
                <math:mn>0</math:mn>
                <math:mo math:stretchy="false">)</math:mo>
              </math:mrow>
            </math:mrow>
            <math:mn>2</math:mn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i math:fontstyle="normal">a</math:mi>
                <math:mrow>
                  <math:mrow>
                    <math:mo math:stretchy="false">(</math:mo>
                    <math:mi math:fontstyle="normal">n</math:mi>
                    <math:mo math:stretchy="false">)</math:mo>
                  </math:mrow>
                  <math:mo math:stretchy="false">⋅</math:mo>
                  <math:mi>cos</math:mi>
                </math:mrow>
                <math:mrow>
                  <math:mfenced math:open="" math:close="">
                    <math:mrow>
                      <math:mfrac>
                        <math:mn>2πn</math:mn>
                        <math:mi math:fontstyle="normal">T</math:mi>
                      </math:mfrac>
                      <math:mi math:fontstyle="normal">t</math:mi>
                    </math:mrow>
                  </math:mfenced>
                  <math:mo math:stretchy="false">+</math:mo>
                  <math:mi math:fontstyle="normal">b</math:mi>
                </math:mrow>
                <math:mrow>
                  <math:mrow>
                    <math:mo math:stretchy="false">(</math:mo>
                    <math:mi math:fontstyle="normal">n</math:mi>
                    <math:mo math:stretchy="false">)</math:mo>
                  </math:mrow>
                  <math:mo math:stretchy="false">⋅</math:mo>
                  <math:mi>sin</math:mi>
                </math:mrow>
                <math:mfenced math:open="" math:close="">
                  <math:mrow>
                    <math:mfrac>
                      <math:mn>2πn</math:mn>
                      <math:mi math:fontstyle="normal">T</math:mi>
                    </math:mfrac>
                    <math:mi math:fontstyle="normal">t</math:mi>
                  </math:mrow>
                </math:mfenced>
              </math:mrow>
            </math:mfenced>
          </math:mrow>
        </math:mrow>
      </math:mrow>
    </math:mrow>
    <math:annotation math:encoding="StarMath 5.0">ƒ(t) sim {{a(0)} over 2} + sum from {n = 1} to infinity left ( a(n) cdot cos left ( {{2πn} over T} t right ) + b(n) cdot sin left ( {{2πn} over T} t right ) right 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enced math:open="" math:close="">
          <math:mfrac>
            <math:mrow>
              <math:mi math:fontstyle="normal">a</math:mi>
              <math:mrow>
                <math:mrow>
                  <math:mo math:stretchy="false">(</math:mo>
                  <math:mi math:fontstyle="normal">n</math:mi>
                  <math:mo math:stretchy="false">)</math:mo>
                </math:mrow>
                <math:mo math:stretchy="false">−</math:mo>
                <math:mi>ib</math:mi>
              </math:mrow>
              <math:mrow>
                <math:mo math:stretchy="false">(</math:mo>
                <math:mi math:fontstyle="normal">n</math:mi>
                <math:mo math:stretchy="false">)</math:mo>
              </math:mrow>
            </math:mrow>
            <math:mn>2</math:mn>
          </math:mfrac>
        </math:mfenced>
      </math:mrow>
      <math:mrow>
        <math:msup>
          <math:mi math:fontstyle="normal">e</math:mi>
          <math:mi>inΩt</math:mi>
        </math:msup>
        <math:mo math:stretchy="false">+</math:mo>
        <math:mfenced math:open="" math:close="">
          <math:mfrac>
            <math:mrow>
              <math:mi math:fontstyle="normal">a</math:mi>
              <math:mrow>
                <math:mrow>
                  <math:mo math:stretchy="false">(</math:mo>
                  <math:mi math:fontstyle="normal">n</math:mi>
                  <math:mo math:stretchy="false">)</math:mo>
                </math:mrow>
                <math:mo math:stretchy="false">+</math:mo>
                <math:mi>ib</math:mi>
              </math:mrow>
              <math:mrow>
                <math:mo math:stretchy="false">(</math:mo>
                <math:mi math:fontstyle="normal">n</math:mi>
                <math:mo math:stretchy="false">)</math:mo>
              </math:mrow>
            </math:mrow>
            <math:mn>2</math:mn>
          </math:mfrac>
        </math:mfenced>
      </math:mrow>
      <math:msup>
        <math:mi math:fontstyle="normal">e</math:mi>
        <math:mrow>
          <math:mo math:stretchy="false">−</math:mo>
          <math:mi>inΩt</math:mi>
        </math:mrow>
      </math:msup>
    </math:mrow>
    <math:annotation math:encoding="StarMath 5.0">"" =
left ( {{a(n) - ib(n)} over 2} right ) e^{ inΩt} + 
left ( {{a(n) + ib(n)} over 2} right ) e^{-inΩt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o math:stretchy="false">(</math:mo>
          <math:mn>0</math:mn>
          <math:mo math:stretchy="false">)</math:mo>
        </math:mrow>
        <math:mo math:stretchy="false">=</math:mo>
        <math:mfrac>
          <math:mrow>
            <math:mi math:fontstyle="normal">a</math:mi>
            <math:mrow>
              <math:mo math:stretchy="false">(</math:mo>
              <math:mn>0</math:mn>
              <math:mo math:stretchy="false">)</math:mo>
            </math:mrow>
          </math:mrow>
          <math:mn>2</math:mn>
        </math:mfrac>
      </math:mrow>
    </math:mrow>
    <math:annotation math:encoding="StarMath 5.0">c(0) = {{a(0)} over 2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o math:stretchy="false">(</math:mo>
          <math:mrow>
            <math:mo math:stretchy="false">±</math:mo>
            <math:mi math:fontstyle="normal">n</math:mi>
          </math:mrow>
          <math:mo math:stretchy="false">)</math:mo>
        </math:mrow>
        <math:mo math:stretchy="false">=</math:mo>
        <math:mfrac>
          <math:mrow>
            <math:mi math:fontstyle="normal">a</math:mi>
            <math:mrow>
              <math:mrow>
                <math:mo math:stretchy="false">(</math:mo>
                <math:mi math:fontstyle="normal">n</math:mi>
                <math:mo math:stretchy="false">)</math:mo>
              </math:mrow>
              <math:mo math:stretchy="false">∓</math:mo>
              <math:mi>ib</math:mi>
            </math:mrow>
            <math:mrow>
              <math:mo math:stretchy="false">(</math:mo>
              <math:mi math:fontstyle="normal">n</math:mi>
              <math:mo math:stretchy="false">)</math:mo>
            </math:mrow>
          </math:mrow>
          <math:mn>2</math:mn>
        </math:mfrac>
      </math:mrow>
    </math:mrow>
    <math:annotation math:encoding="StarMath 5.0">c(+-n) = {{a(n) -+ ib(n)} over 2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row>
          <math:mfrac>
            <math:mrow>
              <math:mi math:fontstyle="normal">a</math:mi>
              <math:mrow>
                <math:mo math:stretchy="false">(</math:mo>
                <math:mn>0</math:mn>
                <math:mo math:stretchy="false">)</math:mo>
              </math:mrow>
            </math:mrow>
            <math:mn>2</math:mn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fenced math:open="" math:close="">
                  <math:mfrac>
                    <math:mrow>
                      <math:mi math:fontstyle="normal">a</math:mi>
                      <math:mrow>
                        <math:mrow>
                          <math:mo math:stretchy="false">(</math:mo>
                          <math:mi math:fontstyle="normal">n</math:mi>
                          <math:mo math:stretchy="false">)</math:mo>
                        </math:mrow>
                        <math:mo math:stretchy="false">−</math:mo>
                        <math:mi>ib</math:mi>
                      </math:mrow>
                      <math:mrow>
                        <math:mo math:stretchy="false">(</math:mo>
                        <math:mi math:fontstyle="normal">n</math:mi>
                        <math:mo math:stretchy="false">)</math:mo>
                      </math:mrow>
                    </math:mrow>
                    <math:mn>2</math:mn>
                  </math:mfrac>
                </math:mfenced>
                <math:mrow>
                  <math:msup>
                    <math:mi math:fontstyle="normal">e</math:mi>
                    <math:mi>inΩt</math:mi>
                  </math:msup>
                  <math:mo math:stretchy="false">+</math:mo>
                  <math:mfenced math:open="" math:close="">
                    <math:mfrac>
                      <math:mrow>
                        <math:mi math:fontstyle="normal">a</math:mi>
                        <math:mrow>
                          <math:mrow>
                            <math:mo math:stretchy="false">(</math:mo>
                            <math:mi math:fontstyle="normal">n</math:mi>
                            <math:mo math:stretchy="false">)</math:mo>
                          </math:mrow>
                          <math:mo math:stretchy="false">+</math:mo>
                          <math:mi>ib</math:mi>
                        </math:mrow>
                        <math:mrow>
                          <math:mo math:stretchy="false">(</math:mo>
                          <math:mi math:fontstyle="normal">n</math:mi>
                          <math:mo math:stretchy="false">)</math:mo>
                        </math:mrow>
                      </math:mrow>
                      <math:mn>2</math:mn>
                    </math:mfrac>
                  </math:mfenced>
                </math:mrow>
                <math:msup>
                  <math:mi math:fontstyle="normal">e</math:mi>
                  <math:mrow>
                    <math:mo math:stretchy="false">−</math:mo>
                    <math:mi>inΩt</math:mi>
                  </math:mrow>
                </math:msup>
              </math:mrow>
            </math:mfenced>
          </math:mrow>
        </math:mrow>
      </math:mrow>
    </math:mrow>
    <math:annotation math:encoding="StarMath 5.0">ƒ(t) sim {{a(0)} over 2} + sum from {n = 1} to infinity left (
left ( {{a(n) - ib(n)} over 2} right ) e^{ inΩt} + 
left ( {{a(n) + ib(n)} over 2} right ) e^{-inΩt} right 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i math:fontstyle="normal">c</math:mi>
      </math:mrow>
      <math:mrow>
        <math:mrow>
          <math:mrow>
            <math:mo math:stretchy="false">(</math:mo>
            <math:mn>0</math:mn>
            <math:mo math:stretchy="false">)</math:mo>
          </math:mrow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i math:fontstyle="normal">c</math:mi>
                <math:mrow>
                  <math:mo math:stretchy="false">(</math:mo>
                  <math:mi math:fontstyle="normal">n</math:mi>
                  <math:mo math:stretchy="false">)</math:mo>
                </math:mrow>
                <math:mrow>
                  <math:msup>
                    <math:mi math:fontstyle="normal">e</math:mi>
                    <math:mi>inΩt</math:mi>
                  </math:msup>
                  <math:mo math:stretchy="false">+</math:mo>
                  <math:mi math:fontstyle="normal">c</math:mi>
                </math:mrow>
                <math:mrow>
                  <math:mo math:stretchy="false">(</math:mo>
                  <math:mrow>
                    <math:mo math:stretchy="false">−</math:mo>
                    <math:mi math:fontstyle="normal">n</math:mi>
                  </math:mrow>
                  <math:mo math:stretchy="false">)</math:mo>
                </math:mrow>
                <math:msup>
                  <math:mi math:fontstyle="normal">e</math:mi>
                  <math:mrow>
                    <math:mo math:stretchy="false">−</math:mo>
                    <math:mi>inΩt</math:mi>
                  </math:mrow>
                </math:msup>
              </math:mrow>
            </math:mfenced>
          </math:mrow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 math:fontstyle="normal">c</math:mi>
        </math:mrow>
      </math:mrow>
      <math:mrow>
        <math:mo math:stretchy="false">(</math:mo>
        <math:mi math:fontstyle="normal">n</math:mi>
        <math:mo math:stretchy="false">)</math:mo>
      </math:mrow>
      <math:msup>
        <math:mi math:fontstyle="normal">e</math:mi>
        <math:mi>inΩt</math:mi>
      </math:msup>
    </math:mrow>
    <math:annotation math:encoding="StarMath 5.0">ƒ(t) sim c(0) + sum from {n = 1} to infinity left (c(n) e^{inΩt} + c(-n) e^{-inΩt} right ) = sum from {n = -infinity} to infinity c(n) e^{inΩt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row>
            <math:mo math:stretchy="false">(</math:mo>
            <math:mi math:fontstyle="normal">n</math:mi>
            <math:mo math:stretchy="false">)</math:mo>
          </math:mrow>
          <math:mo math:stretchy="false">=</math:mo>
          <math:mfrac>
            <math:mrow>
              <math:mi math:fontstyle="normal">a</math:mi>
              <math:mrow>
                <math:mrow>
                  <math:mo math:stretchy="false">(</math:mo>
                  <math:mi math:fontstyle="normal">n</math:mi>
                  <math:mo math:stretchy="false">)</math:mo>
                </math:mrow>
                <math:mo math:stretchy="false">−</math:mo>
                <math:mi>ib</math:mi>
              </math:mrow>
              <math:mrow>
                <math:mo math:stretchy="false">(</math:mo>
                <math:mi math:fontstyle="normal">n</math:mi>
                <math:mo math:stretchy="false">)</math:mo>
              </math:mrow>
            </math:mrow>
            <math:mn>2</math:mn>
          </math:mfrac>
        </math:mrow>
        <math:mo math:stretchy="false">=</math:mo>
        <math:mfrac>
          <math:mn>1</math:mn>
          <math:mn>2</math:mn>
        </math:mfrac>
      </math:mrow>
      <math:mfrac>
        <math:mn>2</math:mn>
        <math:mi math:fontstyle="normal">T</math:mi>
      </math:mfrac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fenced math:open="" math:close="">
        <math:mrow>
          <math:mi>cos</math:mi>
          <math:mrow>
            <math:mi>nΩt</math:mi>
            <math:mo math:stretchy="false">−</math:mo>
            <math:mi math:fontstyle="normal">i</math:mi>
          </math:mrow>
          <math:mi>sin</math:mi>
          <math:mi>nΩt</math:mi>
        </math:mrow>
      </math:mfenced>
      <math:mi math:fontstyle="normal">ƒ</math:mi>
      <math:mrow>
        <math:mo math:stretchy="false">(</math:mo>
        <math:mi math:fontstyle="normal">t</math:mi>
        <math:mo math:stretchy="false">)</math:mo>
      </math:mrow>
      <math:mrow>
        <math:mi>dt</math:mi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o math:stretchy="false">−</math:mo>
          <math:mi>inΩt</math:mi>
        </math:mrow>
      </math:msup>
      <math:mi>dt</math:mi>
    </math:mrow>
    <math:annotation math:encoding="StarMath 5.0">c(n) = {{a(n) - ib(n)} over 2} = {1 over 2} {2 over T} {size *1.25 int from d to {d + T} ""}
left ( cos nΩt - i sin nΩt right ) ƒ(t) dt = {1 over T} {size *1.25 int from d to {d + T} ""} ƒ(t) e^{-inΩt} dt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enced math:open="∣" math:close="∣">
          <math:mrow>
            <math:mover math:accent="true">
              <math:mi math:fontstyle="normal">ƒ</math:mi>
              <math:mo math:stretchy="false">ˆ</math:mo>
            </math:mover>
            <math:mrow>
              <math:mo math:stretchy="false">(</math:mo>
              <math:mi math:fontstyle="normal">ω</math:mi>
              <math:mo math:stretchy="false">)</math:mo>
            </math:mrow>
          </math:mrow>
        </math:mfenced>
      </math:mrow>
    </math:mrow>
    <math:annotation math:encoding="StarMath 5.0">A(ω) = left lline hat ƒ (ω) right rline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i>inΩt</math:mi>
      </math:msup>
      <math:mrow>
        <math:mi>dt</math:mi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row>
            <math:mo math:stretchy="false">−</math:mo>
            <math:mi math:fontstyle="normal">i</math:mi>
          </math:mrow>
          <math:mrow>
            <math:mo math:stretchy="false">(</math:mo>
            <math:mrow>
              <math:mo math:stretchy="false">−</math:mo>
              <math:mi math:fontstyle="normal">n</math:mi>
            </math:mrow>
            <math:mo math:stretchy="false">)</math:mo>
          </math:mrow>
          <math:mi>Ωt</math:mi>
        </math:mrow>
      </math:msup>
      <math:mi>dt</math:mi>
    </math:mrow>
    <math:annotation math:encoding="StarMath 5.0">"" = {1 over T} {size *1.25 int from d to {d + T} ""} ƒ(t) e^{inΩt} dt
   = {1 over T} {size *1.25 int from d to {d + T} ""} ƒ(t) e^{-i(-n)Ωt} dt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row>
            <math:mo math:stretchy="false">(</math:mo>
            <math:mrow>
              <math:mo math:stretchy="false">−</math:mo>
              <math:mi math:fontstyle="normal">n</math:mi>
            </math:mrow>
            <math:mo math:stretchy="false">)</math:mo>
          </math:mrow>
          <math:mo math:stretchy="false">=</math:mo>
          <math:mfrac>
            <math:mrow>
              <math:mi math:fontstyle="normal">a</math:mi>
              <math:mrow>
                <math:mrow>
                  <math:mo math:stretchy="false">(</math:mo>
                  <math:mi math:fontstyle="normal">n</math:mi>
                  <math:mo math:stretchy="false">)</math:mo>
                </math:mrow>
                <math:mo math:stretchy="false">+</math:mo>
                <math:mi>ib</math:mi>
              </math:mrow>
              <math:mrow>
                <math:mo math:stretchy="false">(</math:mo>
                <math:mi math:fontstyle="normal">n</math:mi>
                <math:mo math:stretchy="false">)</math:mo>
              </math:mrow>
            </math:mrow>
            <math:mn>2</math:mn>
          </math:mfrac>
        </math:mrow>
        <math:mo math:stretchy="false">=</math:mo>
        <math:mfrac>
          <math:mn>1</math:mn>
          <math:mn>2</math:mn>
        </math:mfrac>
      </math:mrow>
      <math:mfrac>
        <math:mn>2</math:mn>
        <math:mi math:fontstyle="normal">T</math:mi>
      </math:mfrac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fenced math:open="" math:close="">
        <math:mrow>
          <math:mi>cos</math:mi>
          <math:mrow>
            <math:mrow>
              <math:mo math:stretchy="false">(</math:mo>
              <math:mi>nΩt</math:mi>
              <math:mo math:stretchy="false">)</math:mo>
            </math:mrow>
            <math:mo math:stretchy="false">+</math:mo>
            <math:mi math:fontstyle="normal">i</math:mi>
          </math:mrow>
          <math:mi>sin</math:mi>
          <math:mrow>
            <math:mo math:stretchy="false">(</math:mo>
            <math:mi>nΩt</math:mi>
            <math:mo math:stretchy="false">)</math:mo>
          </math:mrow>
        </math:mrow>
      </math:mfenced>
      <math:mi math:fontstyle="normal">ƒ</math:mi>
      <math:mrow>
        <math:mo math:stretchy="false">(</math:mo>
        <math:mi math:fontstyle="normal">t</math:mi>
        <math:mo math:stretchy="false">)</math:mo>
      </math:mrow>
      <math:mrow>
        <math:mi>dt</math:mi>
        <math:mo math:stretchy="false">=</math:mo>
        <math:mtext/>
      </math:mrow>
    </math:mrow>
    <math:annotation math:encoding="StarMath 5.0">c(-n) = {{a(n) + ib(n)} over 2} = {1 over 2} {2 over T} {size *1.25 int from d to {d + T} ""}
left ( cos (nΩt) + i sin (nΩt) right ) ƒ(t) dt = ""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row>
            <math:mo math:stretchy="false">(</math:mo>
            <math:mn>0</math:mn>
            <math:mo math:stretchy="false">)</math:mo>
          </math:mrow>
          <math:mo math:stretchy="false">=</math:mo>
          <math:mfrac>
            <math:mrow>
              <math:mi math:fontstyle="normal">a</math:mi>
              <math:mrow>
                <math:mo math:stretchy="false">(</math:mo>
                <math:mn>0</math:mn>
                <math:mo math:stretchy="false">)</math:mo>
              </math:mrow>
            </math:mrow>
            <math:mn>2</math:mn>
          </math:mfrac>
        </math:mrow>
        <math:mo math:stretchy="false">=</math:mo>
        <math:mfrac>
          <math:mn>1</math:mn>
          <math:mn>2</math:mn>
        </math:mfrac>
      </math:mrow>
      <math:mfrac>
        <math:mn>2</math:mn>
        <math:mi math:fontstyle="normal">T</math:mi>
      </math:mfrac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row>
        <math:mi>dt</math:mi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i>i0Ωt</math:mi>
      </math:msup>
    </math:mrow>
    <math:annotation math:encoding="StarMath 5.0">c(0) = {{a(0)} over 2} = {1 over 2} {2 over T} {size *1.25 int from d to {d + T} ""}
ƒ(t) dt = {1 over T} {size *1.25 int from d to {d + T} ""} ƒ(t) e^{i0Ωt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n>0</math:mn>
          <math:mo math:stretchy="false">)</math:mo>
        </math:mrow>
        <math:mo math:stretchy="false">=</math:mo>
        <math:mfrac>
          <math:mn>2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a(0) = {2 over T} {size *1.25 int from d to {d + T} ""} ƒ(t) dt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o math:stretchy="false">(</math:mo>
          <math:mi math:fontstyle="normal">m</math:mi>
          <math:mo math:stretchy="false">)</math:mo>
        </math:mrow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o math:stretchy="false">−</math:mo>
          <math:mi>imΩt</math:mi>
        </math:mrow>
      </math:msup>
      <math:mi>dt</math:mi>
    </math:mrow>
    <math:annotation math:encoding="StarMath 5.0">c(m) = {1 over T} {size *1.25 int from d to {d + T} ""}
ƒ(t) e^{-imΩt} dt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row>
          <math:munderover>
            <math:mo math:stretchy="false">∑</math:mo>
            <math:mrow>
              <math:mi math:fontstyle="normal"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 math:fontstyle="normal">c</math:mi>
        </math:mrow>
      </math:mrow>
      <math:mrow>
        <math:mo math:stretchy="false">(</math:mo>
        <math:mi math:fontstyle="normal">n</math:mi>
        <math:mo math:stretchy="false">)</math:mo>
      </math:mrow>
      <math:msup>
        <math:mi math:fontstyle="normal">e</math:mi>
        <math:mi>inΩt</math:mi>
      </math:msup>
    </math:mrow>
    <math:annotation math:encoding="StarMath 5.0">ƒ(t) sim sum from {n = -infinity} to infinity c(n) e^{inΩt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o math:stretchy="false">(</math:mo>
          <math:mi math:fontstyle="normal">n</math:mi>
          <math:mo math:stretchy="false">)</math:mo>
        </math:mrow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o math:stretchy="false">−</math:mo>
          <math:mi>inΩt</math:mi>
        </math:mrow>
      </math:msup>
      <math:mi>dt</math:mi>
    </math:mrow>
    <math:annotation math:encoding="StarMath 5.0">c(n) = {1 over T} {size *1.25 int from d to {d + T} ""} ƒ(t) e^{-inΩt} dt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ℱ</math:mi>
        <math:mi math:fontstyle="normal">T</math:mi>
      </math:msub>
      <math:mrow>
        <math:mrow>
          <math:mo math:stretchy="false">{</math:mo>
          <math:mrow>
            <math:mi math:fontstyle="normal">ƒ</math:mi>
            <math:mrow>
              <math:mo math:stretchy="false">(</math:mo>
              <math:mi math:fontstyle="normal">t</math:mi>
              <math:mo math:stretchy="false">)</math:mo>
            </math:mrow>
          </math:mrow>
          <math:mo math:stretchy="false">}</math:mo>
        </math:mrow>
        <math:mo math:stretchy="false">=</math:mo>
        <math:mi math:fontstyle="normal">c</math:mi>
      </math:mrow>
      <math:mrow>
        <math:mo math:stretchy="false">(</math:mo>
        <math:mi math:fontstyle="normal">n</math:mi>
        <math:mo math:stretchy="false">)</math:mo>
      </math:mrow>
    </math:mrow>
    <math:annotation math:encoding="StarMath 5.0">ℱ_T lbrace ƒ(t) rbrace = c(n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ℱ</math:mi>
        <math:mi math:fontstyle="normal">T</math:mi>
        <math:mrow>
          <math:mo math:stretchy="false">−</math:mo>
          <math:mn>1</math:mn>
        </math:mrow>
      </math:msubsup>
      <math:mrow>
        <math:mrow>
          <math:mo math:stretchy="false">{</math:mo>
          <math:mrow>
            <math:mi math:fontstyle="normal">c</math:mi>
            <math:mrow>
              <math:mo math:stretchy="false">(</math:mo>
              <math:mi math:fontstyle="normal">n</math:mi>
              <math:mo math:stretchy="false">)</math:mo>
            </math:mrow>
          </math:mrow>
          <math:mo math:stretchy="false">}</math:mo>
        </math:mrow>
        <math:mo math:stretchy="false">=</math:mo>
        <math:mi math:fontstyle="normal">ƒ</math:mi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ℱ sub T sup -1 lbrace c(n) rbrace = ƒ(t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o math:stretchy="false">(</math:mo>
        <math:mi math:fontstyle="normal">t</math:mi>
        <math:mo math:stretchy="false">)</math:mo>
      </math:mrow>
      <math:munderover>
        <math:mi math:fontstyle="normal">⇄</math:mi>
        <math:mstyle math:fontsize="11.2pt">
          <math:mrow>
            <math:msubsup>
              <math:mi math:fontstyle="normal">ℱ</math:mi>
              <math:mi math:fontstyle="normal">T</math:mi>
              <math:mrow>
                <math:mo math:stretchy="false">−</math:mo>
                <math:mn>1</math:mn>
              </math:mrow>
            </math:msubsup>
          </math:mrow>
        </math:mstyle>
        <math:mstyle math:fontsize="11.2pt">
          <math:mrow>
            <math:msub>
              <math:mi math:fontstyle="normal">ℱ</math:mi>
              <math:mi math:fontstyle="normal">T</math:mi>
            </math:msub>
          </math:mrow>
        </math:mstyle>
      </math:munderover>
      <math:mi math:fontstyle="normal">c</math:mi>
      <math:mrow>
        <math:mo math:stretchy="false">(</math:mo>
        <math:mi math:fontstyle="normal">n</math:mi>
        <math:mo math:stretchy="false">)</math:mo>
      </math:mrow>
    </math:mrow>
    <math:annotation math:encoding="StarMath 5.0">ƒ(t) ⇄ csup {size +4 ℱ sub T} csub {size +4  ℱ sub T sup -1} c(n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frac>
          <math:mn>1</math:mn>
          <math:mi math:fontstyle="normal">T</math:mi>
        </math:mfrac>
      </math:mrow>
      <math:mrow>
        <math:munderover>
          <math:mo math:stretchy="false">∑</math:mo>
          <math:mrow>
            <math:mi math:fontstyle="normal">n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underover>
        <math:mfenced math:open="" math:close="">
          <math:mrow>
            <math:mi math:fontstyle="normal">c</math:mi>
            <math:mrow>
              <math:mo math:stretchy="false">(</math:mo>
              <math:mi math:fontstyle="normal">n</math:mi>
              <math:mo math:stretchy="false">)</math:mo>
            </math:mrow>
            <math:msup>
              <math:mi math:fontstyle="normal">e</math:mi>
              <math:mi>inΩt</math:mi>
            </math:msup>
            <math:mstyle math:fontsize="125%">
              <math:mrow>
                <math:mrow>
                  <math:munderover>
                    <math:mo math:stretchy="false">∫</math:mo>
                    <math:mi math:fontstyle="normal">d</math:mi>
                    <math:mrow>
                      <math:mi math:fontstyle="normal">d</math:mi>
                      <math:mo math:stretchy="false">+</math:mo>
                      <math:mi math:fontstyle="normal">T</math:mi>
                    </math:mrow>
                  </math:munderover>
                  <math:mtext/>
                </math:mrow>
              </math:mrow>
            </math:mstyle>
            <math:mi math:fontstyle="normal">ƒ</math:mi>
            <math:mrow>
              <math:mo math:stretchy="false">(</math:mo>
              <math:mi math:fontstyle="normal">t</math:mi>
              <math:mo math:stretchy="false">)</math:mo>
            </math:mrow>
            <math:msup>
              <math:mi math:fontstyle="normal">e</math:mi>
              <math:mrow>
                <math:mo math:stretchy="false">−</math:mo>
                <math:mi>inΩt</math:mi>
              </math:mrow>
            </math:msup>
            <math:mi>dt</math:mi>
          </math:mrow>
        </math:mfenced>
      </math:mrow>
    </math:mrow>
    <math:annotation math:encoding="StarMath 5.0">ƒ(t) sim {1 over T} sum from {n = -infinity} to infinity left ( c(n) e^{inΩt} {size *1.25 int from d to {d + T} ""} ƒ(t) e^{-inΩt} dt right )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n>1</math:mn>
          <math:mrow>
            <math:mn>2</math:mn>
            <math:mo math:stretchy="false">π</math:mo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ωt</math:mi>
      </math:msup>
      <math:mi/>
      <math:mi>dω</math:mi>
    </math:mrow>
    <math:annotation math:encoding="StarMath 5.0">ƒ(t) = {1 over {2%pi}} {size *1.25 int from {-infinity} to infinity ""}hat ƒ(ω)e^{iωt} ` dω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o math:stretchy="false">−</math:mo>
          <math:mi>iωt</math:mi>
        </math:mrow>
      </math:msup>
      <math:mi/>
      <math:mi>dt</math:mi>
    </math:mrow>
    <math:annotation math:encoding="StarMath 5.0">hat ƒ(ω) = {size *1.25 int from {-infinity} to infinity ""} ƒ(t)e^{-iωt} `dt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enced math:open="∣" math:close="∣">
          <math:mrow>
            <math:mover math:accent="true">
              <math:mi math:fontstyle="normal">ƒ</math:mi>
              <math:mo math:stretchy="false">ˆ</math:mo>
            </math:mover>
            <math:mrow>
              <math:mo math:stretchy="false">(</math:mo>
              <math:mi math:fontstyle="normal">ω</math:mi>
              <math:mo math:stretchy="false">)</math:mo>
            </math:mrow>
          </math:mrow>
        </math:mfenced>
      </math:mrow>
    </math:mrow>
    <math:annotation math:encoding="StarMath 5.0">A(ω) = left lline hat ƒ (ω) right rlin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n</math:mi>
          <math:mo math:stretchy="false">)</math:mo>
        </math:mrow>
        <math:mo math:stretchy="false">=</math:mo>
        <math:mfrac>
          <math:mn>2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i>cos</math:mi>
      <math:mfenced math:open="" math:close="">
        <math:mrow>
          <math:mfrac>
            <math:mn>2πn</math:mn>
            <math:mi math:fontstyle="normal">T</math:mi>
          </math:mfrac>
          <math:mi math:fontstyle="normal">t</math:mi>
        </math:mrow>
      </math:mfenced>
      <math:mi>dt</math:mi>
    </math:mrow>
    <math:annotation math:encoding="StarMath 5.0">a(n) = {2 over T} {size *1.25 int from d to {d + T} ""} ƒ(t) cos left ( {{2πn} over T} t right ) dt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hat ƒ (ω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i>a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rac>
          <math:mn>1</math:mn>
          <math:mfenced math:open="∣" math:close="∣">
            <math:mi math:fontstyle="normal">a</math:mi>
          </math:mfenced>
        </math:mfrac>
      </math:mrow>
      <math:mover math:accent="true">
        <math:mi math:fontstyle="normal">ƒ</math:mi>
        <math:mo math:stretchy="false">ˆ</math:mo>
      </math:mover>
      <math:mfenced math:open="" math:close="">
        <math:mfrac>
          <math:mi math:fontstyle="normal">ω</math:mi>
          <math:mi math:fontstyle="normal">a</math:mi>
        </math:mfrac>
      </math:mfenced>
    </math:mrow>
    <math:annotation math:encoding="StarMath 5.0">ℱ left ( ƒ(at) right ) (ω) = {1 over abs a} hat ƒ left ( ω over a right )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i math:fontstyle="normal">t</math:mi>
          <math:mo math:stretchy="false">)</math:mo>
        </math:mrow>
        <math:mover>
          <math:mo math:stretchy="false">=</math:mo>
          <math:mtext>def</math:mtext>
        </math:mover>
        <math:mrow>
          <math:mo math:stretchy="true">{</math:mo>
          <math:mtable>
            <math:mtr>
              <math:mtd>
                <math:mn>0</math:mn>
              </math:mtd>
              <math:mtd>
                <math:mrow>
                  <math:mi/>
                  <math:mrow>
                    <math:mi math:fontstyle="normal">t</math:mi>
                    <math:mo math:stretchy="false">&lt;</math:mo>
                    <math:mn>0</math:mn>
                  </math:mrow>
                </math:mrow>
              </math:mtd>
            </math:mtr>
            <math:mtr>
              <math:mtd>
                <math:mn>1</math:mn>
              </math:mtd>
              <math:mtd>
                <math:mrow>
                  <math:mi/>
                  <math:mrow>
                    <math:mi math:fontstyle="normal">t</math:mi>
                    <math:mo math:stretchy="false">≥</math:mo>
                    <math:mn>0</math:mn>
                  </math:mrow>
                </math:mrow>
              </math:mtd>
            </math:mtr>
          </math:mtable>
        </math:mrow>
      </math:mrow>
    </math:mrow>
    <math:annotation math:encoding="StarMath 5.0">U(t) = csup "def" left lbrace matrix {0 # ``t &lt; 0 ## 1 # ``t &gt;= 0} right non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normal">b</math:mi>
      <math:mrow>
        <math:mrow>
          <math:mo math:stretchy="false">(</math:mo>
          <math:mi math:fontstyle="normal">n</math:mi>
          <math:mo math:stretchy="false">)</math:mo>
        </math:mrow>
        <math:mo math:stretchy="false">=</math:mo>
        <math:mfrac>
          <math:mn>2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i>sin</math:mi>
      <math:mfenced math:open="" math:close="">
        <math:mrow>
          <math:mfrac>
            <math:mn>2πn</math:mn>
            <math:mi math:fontstyle="normal">T</math:mi>
          </math:mfrac>
          <math:mi math:fontstyle="normal">t</math:mi>
        </math:mrow>
      </math:mfenced>
      <math:mi>dt</math:mi>
    </math:mrow>
    <math:annotation math:encoding="StarMath 5.0">b(n) = {2 over T} {size *1.25 int from d to {d + T} ""} ƒ(t) sin left ( {{2πn} over T} t right ) dt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sin</math:mi>
      <math:mrow>
        <math:mi math:fontstyle="normal">θ</math:mi>
        <math:mo math:stretchy="false">=</math:mo>
        <math:mfrac>
          <math:mrow>
            <math:msup>
              <math:mi math:fontstyle="normal">e</math:mi>
              <math:mi>iθ</math:mi>
            </math:msup>
            <math:mo math:stretchy="false">−</math:mo>
            <math:msup>
              <math:mi math:fontstyle="normal">e</math:mi>
              <math:mrow>
                <math:mo math:stretchy="false">−</math:mo>
                <math:mi>iθ</math:mi>
              </math:mrow>
            </math:msup>
          </math:mrow>
          <math:mn>2i</math:mn>
        </math:mfrac>
      </math:mrow>
    </math:mrow>
    <math:annotation math:encoding="StarMath 5.0">sin θ = {{e^{iθ} - e^{-iθ}} over {2i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i math:fontstyle="normal">θ</math:mi>
        <math:mo math:stretchy="false">=</math:mo>
        <math:mfrac>
          <math:mrow>
            <math:msup>
              <math:mi math:fontstyle="normal">e</math:mi>
              <math:mi>iθ</math:mi>
            </math:msup>
            <math:mo math:stretchy="false">+</math:mo>
            <math:msup>
              <math:mi math:fontstyle="normal">e</math:mi>
              <math:mrow>
                <math:mo math:stretchy="false">−</math:mo>
                <math:mi>iθ</math:mi>
              </math:mrow>
            </math:msup>
          </math:mrow>
          <math:mn>2</math:mn>
        </math:mfrac>
      </math:mrow>
    </math:mrow>
    <math:annotation math:encoding="StarMath 5.0">cos θ = {{e^{iθ} + e^{-iθ}} over {2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row>
          <math:mfrac>
            <math:mrow>
              <math:mi math:fontstyle="normal">a</math:mi>
              <math:mrow>
                <math:mo math:stretchy="false">(</math:mo>
                <math:mn>0</math:mn>
                <math:mo math:stretchy="false">)</math:mo>
              </math:mrow>
            </math:mrow>
            <math:mn>2</math:mn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i math:fontstyle="normal">a</math:mi>
                <math:mrow>
                  <math:mrow>
                    <math:mo math:stretchy="false">(</math:mo>
                    <math:mi math:fontstyle="normal">n</math:mi>
                    <math:mo math:stretchy="false">)</math:mo>
                  </math:mrow>
                  <math:mo math:stretchy="false">⋅</math:mo>
                  <math:mi>cos</math:mi>
                </math:mrow>
                <math:mrow>
                  <math:mi>Ωt</math:mi>
                  <math:mo math:stretchy="false">+</math:mo>
                  <math:mi math:fontstyle="normal">b</math:mi>
                </math:mrow>
                <math:mrow>
                  <math:mrow>
                    <math:mo math:stretchy="false">(</math:mo>
                    <math:mi math:fontstyle="normal">n</math:mi>
                    <math:mo math:stretchy="false">)</math:mo>
                  </math:mrow>
                  <math:mo math:stretchy="false">⋅</math:mo>
                  <math:mi>sin</math:mi>
                </math:mrow>
                <math:mi>Ωt</math:mi>
              </math:mrow>
            </math:mfenced>
          </math:mrow>
        </math:mrow>
      </math:mrow>
    </math:mrow>
    <math:annotation math:encoding="StarMath 5.0">ƒ(t) sim {{a(0)} over 2} + sum from {n = 1} to infinity left ( a(n) cdot cos Ωt + b(n) cdot sin Ωt right 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n</math:mi>
          <math:mo math:stretchy="false">)</math:mo>
        </math:mrow>
        <math:mo math:stretchy="false">⋅</math:mo>
        <math:mi>cos</math:mi>
      </math:mrow>
      <math:mrow>
        <math:mi>Ωt</math:mi>
        <math:mo math:stretchy="false">+</math:mo>
        <math:mi math:fontstyle="normal">b</math:mi>
      </math:mrow>
      <math:mrow>
        <math:mrow>
          <math:mo math:stretchy="false">(</math:mo>
          <math:mi math:fontstyle="normal">n</math:mi>
          <math:mo math:stretchy="false">)</math:mo>
        </math:mrow>
        <math:mo math:stretchy="false">⋅</math:mo>
        <math:mi>sin</math:mi>
      </math:mrow>
      <math:mi>Ωt</math:mi>
    </math:mrow>
    <math:annotation math:encoding="StarMath 5.0">a(n) cdot cos Ωt + b(n) cdot sin Ωt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o math:stretchy="false">(</math:mo>
        <math:mi math:fontstyle="normal">n</math:mi>
        <math:mo math:stretchy="false">)</math:mo>
      </math:mrow>
      <math:mrow>
        <math:mfenced math:open="" math:close="">
          <math:mfrac>
            <math:mrow>
              <math:msup>
                <math:mi math:fontstyle="normal">e</math:mi>
                <math:mi>inΩt</math:mi>
              </math:msup>
              <math:mo math:stretchy="false">+</math:mo>
              <math:msup>
                <math:mi math:fontstyle="normal">e</math:mi>
                <math:mrow>
                  <math:mo math:stretchy="false">−</math:mo>
                  <math:mi>inΩt</math:mi>
                </math:mrow>
              </math:msup>
            </math:mrow>
            <math:mn>2</math:mn>
          </math:mfrac>
        </math:mfenced>
        <math:mo math:stretchy="false">+</math:mo>
        <math:mi math:fontstyle="normal">b</math:mi>
      </math:mrow>
      <math:mrow>
        <math:mo math:stretchy="false">(</math:mo>
        <math:mi math:fontstyle="normal">n</math:mi>
        <math:mo math:stretchy="false">)</math:mo>
      </math:mrow>
      <math:mrow>
        <math:mfenced math:open="" math:close="">
          <math:mfrac>
            <math:mrow>
              <math:msup>
                <math:mi math:fontstyle="normal">e</math:mi>
                <math:mi>inΩt</math:mi>
              </math:msup>
              <math:mo math:stretchy="false">−</math:mo>
              <math:msup>
                <math:mi math:fontstyle="normal">e</math:mi>
                <math:mrow>
                  <math:mo math:stretchy="false">−</math:mo>
                  <math:mi>inΩt</math:mi>
                </math:mrow>
              </math:msup>
            </math:mrow>
            <math:mn>2i</math:mn>
          </math:mfrac>
        </math:mfenced>
        <math:mo math:stretchy="false">=</math:mo>
        <math:mtext/>
      </math:mrow>
    </math:mrow>
    <math:annotation math:encoding="StarMath 5.0">a(n) left ( {{e^{inΩt} + e^{-inΩt}} over {2 }} right ) + 
b(n) left ( {{e^{inΩt} - e^{-inΩt}} over {2i}} right ) = ""</math:annotation>
  </math:semantics>
</math:math>
</file>